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3">7. Media Components</text:span></text:span><text:span text:style-name="T3"><text:line-break/>Creating a Jumbotron and page header<text:line-break/>Working with labels and badges</text:span><text:span text:style-name="T1">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 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 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25T15:03:01.574387774</dc:date>
    <meta:editing-duration>PT16H11M1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33" meta:character-count="1700" meta:non-whitespace-character-count="1477"/>
  </office:meta>
</office:document-meta>
</file>